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8.95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484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2.2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</style:style>
    <style:style style:name="ce3" style:family="table-cell" style:parent-style-name="Default">
      <style:table-cell-properties style:diagonal-bl-tr="none" style:diagonal-tl-br="none" fo:border="0.002cm solid #000000"/>
    </style:style>
    <style:style style:name="ce4" style:family="table-cell" style:parent-style-name="Default" style:data-style-name="N30">
      <style:table-cell-properties fo:border-bottom="non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02cm solid #000000"/>
      <style:text-properties fo:font-weight="bold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7" table:default-cell-style-name="Default"/>
        <table:table-row table:style-name="ro1">
          <table:table-cell table:style-name="ce1"/>
          <table:table-cell table:style-name="ce6" office:value-type="string">
            <text:p>Faktor IPS Entwicklungsaufwänd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 office:value-type="string">
            <text:p>Stand: 8.11.2006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/>
          <table:table-cell table:style-name="ce1" table:number-columns-repeated="4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Thema</text:p>
          </table:table-cell>
          <table:table-cell table:style-name="ce8" office:value-type="string">
            <text:p>Planaufwand</text:p>
          </table:table-cell>
          <table:table-cell table:style-name="ce8" office:value-type="string">
            <text:p>Restaufwand</text:p>
          </table:table-cell>
          <table:table-cell table:style-name="ce8" office:value-type="string">
            <text:p>Istaufwand Gesamt</text:p>
          </table:table-cell>
          <table:table-cell table:style-name="ce8" office:value-type="string">
            <text:p>Istaufwand 08</text:p>
          </table:table-cell>
          <table:table-cell table:style-name="ce9" office:value-type="string">
            <text:p>Istaufwand 09</text:p>
          </table:table-cell>
          <table:table-cell table:style-name="ce9" office:value-type="string">
            <text:p>Istaufwand 10</text:p>
          </table:table-cell>
          <table:table-cell table:style-name="ce9" office:value-type="string">
            <text:p>Istaufwand 11</text:p>
          </table:table-cell>
          <table:table-cell table:style-name="ce9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1</text:p>
          </table:table-cell>
          <table:table-cell table:style-name="ce7" office:value-type="string">
            <text:p>Team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4" office:value-type="string">
            <text:p>1.1</text:p>
          </table:table-cell>
          <table:table-cell office:value-type="string">
            <text:p>Benutzeroberflächen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ooc:=SUM([.F8:.H8])" office:value-type="float" office:value="41">
            <text:p>41</text:p>
          </table:table-cell>
          <table:table-cell office:value-type="float" office:value="14">
            <text:p>14</text:p>
          </table:table-cell>
          <table:table-cell table:style-name="ce12" office:value-type="float" office:value="14.5">
            <text:p>14,5</text:p>
          </table:table-cell>
          <table:table-cell table:style-name="ce12" table:formula="oooc:=100/8" office:value-type="float" office:value="12.5">
            <text:p>12,5</text:p>
          </table:table-cell>
          <table:table-cell table:style-name="ce12" table:number-columns-repeated="2"/>
          <table:table-cell table:number-columns-repeated="246"/>
        </table:table-row>
        <table:table-row table:style-name="ro2">
          <table:table-cell table:style-name="ce5" office:value-type="string">
            <text:p>1.2</text:p>
          </table:table-cell>
          <table:table-cell table:style-name="ce5" office:value-type="string">
            <text:p>Generierung in Ant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formula="oooc:=SUM([.F9:.H9])" office:value-type="float" office:value="13.5">
            <text:p>13,5</text:p>
          </table:table-cell>
          <table:table-cell table:style-name="ce5" office:value-type="float" office:value="0">
            <text:p>0</text:p>
          </table:table-cell>
          <table:table-cell office:value-type="float" office:value="13.5">
            <text:p>13,5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1.3</text:p>
          </table:table-cell>
          <table:table-cell table:style-name="ce5" office:value-type="string">
            <text:p>Unterstützung Libary im IpsObjectPath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/>
          <table:table-cell table:style-name="ce5"/>
          <table:table-cell table:number-columns-repeated="4"/>
          <table:table-cell office:value-type="string">
            <text:p>Bemerkung: Bei initialier Planung vergessen, obwohl bekannt ;-(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2</text:p>
          </table:table-cell>
          <table:table-cell table:style-name="ce7" office:value-type="string">
            <text:p>Test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2.1</text:p>
          </table:table-cell>
          <table:table-cell office:value-type="string">
            <text:p>Test-Case Editor &amp; Test-Runn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ooc:=SUM([.F13:.H13])" office:value-type="float" office:value="47.75">
            <text:p>47,75</text:p>
          </table:table-cell>
          <table:table-cell office:value-type="float" office:value="21.75">
            <text:p>21,7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office:value-type="string">
            <text:p>2.3</text:p>
          </table:table-cell>
          <table:table-cell office:value-type="string">
            <text:p>Formeltest in Produktkomponente Edito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SUM([.F14:.H14])"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2.4</text:p>
          </table:table-cell>
          <table:table-cell table:style-name="ce5" office:value-type="string">
            <text:p>Integration Formeltest in Test-Runner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formula="oooc:=SUM([.F15:.H15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3</text:p>
          </table:table-cell>
          <table:table-cell table:style-name="ce7" office:value-type="string">
            <text:p>Tabellen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3.1</text:p>
          </table:table-cell>
          <table:table-cell office:value-type="string">
            <text:p>Fertigstellung Import / Export CSV (Excel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SUM([.F18:.H1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Muss noch getestet werden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3.2</text:p>
          </table:table-cell>
          <table:table-cell table:style-name="ce5" office:value-type="string">
            <text:p>Fertigstellung Tabelleneditor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formula="oooc:=SUM([.F19:.H19])" office:value-type="float" office:value="8.875">
            <text:p>8,88</text:p>
          </table:table-cell>
          <table:table-cell table:style-name="ce5" office:value-type="float" office:value="0">
            <text:p>0</text:p>
          </table:table-cell>
          <table:table-cell/>
          <table:table-cell table:formula="oooc:=71/8" office:value-type="float" office:value="8.875">
            <text:p>8,88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4</text:p>
          </table:table-cell>
          <table:table-cell table:style-name="ce7" office:value-type="string">
            <text:p>Dokumentation / Online-Hilf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4.1</text:p>
          </table:table-cell>
          <table:table-cell office:value-type="string">
            <text:p>Tutori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SUM([.F22:.H22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4.2</text:p>
          </table:table-cell>
          <table:table-cell table:style-name="ce5" office:value-type="string">
            <text:p>Systembeschreibung</text:p>
          </table:table-cell>
          <table:table-cell table:number-columns-repeated="2" table:style-name="ce5" office:value-type="float" office:value="10">
            <text:p>10</text:p>
          </table:table-cell>
          <table:table-cell table:formula="oooc:=SUM([.F23:.H2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/>
          <table:table-cell office:value-type="string">
            <text:p>Klären: Was wollen wir hier genau?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5</text:p>
          </table:table-cell>
          <table:table-cell table:style-name="ce7" office:value-type="string">
            <text:p>Bugfixing bekannter Fehler</text:p>
          </table:table-cell>
          <table:table-cell table:style-name="ce1" table:formula="oooc:=24+29" office:value-type="float" office:value="53">
            <text:p>53</text:p>
          </table:table-cell>
          <table:table-cell table:style-name="ce1" office:value-type="float" office:value="10">
            <text:p>10</text:p>
          </table:table-cell>
          <table:table-cell table:formula="oooc:=SUM([.F25:.H25])" office:value-type="float" office:value="57.5625">
            <text:p>57,56</text:p>
          </table:table-cell>
          <table:table-cell table:style-name="ce1" table:formula="oooc:=5.25+5.5+5.5" office:value-type="float" office:value="16.25">
            <text:p>16,25</text:p>
          </table:table-cell>
          <table:table-cell table:style-name="ce12" table:formula="oooc:=(49.5+9+52+22)/8" office:value-type="float" office:value="16.5625">
            <text:p>16,56</text:p>
          </table:table-cell>
          <table:table-cell table:style-name="ce12" table:formula="oooc:=(51+74+14+59)/8" office:value-type="float" office:value="24.75">
            <text:p>24,75</text:p>
          </table:table-cell>
          <table:table-cell table:style-name="ce12" table:number-columns-repeated="2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6</text:p>
          </table:table-cell>
          <table:table-cell table:style-name="ce7" office:value-type="string">
            <text:p>Infrastruktur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6.1</text:p>
          </table:table-cell>
          <table:table-cell office:value-type="string">
            <text:p>Automatisierung des Integrationstest-Projek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28:.H28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6.2</text:p>
          </table:table-cell>
          <table:table-cell table:style-name="ce5" office:value-type="string">
            <text:p>Upgrade Flyspray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ooc:=SUM([.F29:.H29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5" office:value-type="string">
            <text:p>Wartung&amp;Releasemanageme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ooc:=SUM([.F30:.H30])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7</text:p>
          </table:table-cell>
          <table:table-cell table:style-name="ce7" office:value-type="string">
            <text:p>Test Faktor-IPS (manueller Test der Oberfläche)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7.1</text:p>
          </table:table-cell>
          <table:table-cell office:value-type="string">
            <text:p>Durch Anwendungsentwickler</text:p>
          </table:table-cell>
          <table:table-cell table:number-columns-repeated="2" office:value-type="float" office:value="10">
            <text:p>10</text:p>
          </table:table-cell>
          <table:table-cell table:formula="oooc:=SUM([.F33:.H3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office:value-type="string">
            <text:p>7.2</text:p>
          </table:table-cell>
          <table:table-cell office:value-type="string">
            <text:p>Durch Produktentwickler (Aufwand Fachabteilung KQV)</text:p>
          </table:table-cell>
          <table:table-cell table:number-columns-repeated="2" office:value-type="float" office:value="0">
            <text:p>0</text:p>
          </table:table-cell>
          <table:table-cell table:formula="oooc:=SUM([.F34:.H3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7.3</text:p>
          </table:table-cell>
          <table:table-cell table:style-name="ce5" office:value-type="string">
            <text:p>Bugfixing </text:p>
          </table:table-cell>
          <table:table-cell table:number-columns-repeated="2" table:style-name="ce5" office:value-type="float" office:value="20">
            <text:p>20</text:p>
          </table:table-cell>
          <table:table-cell table:formula="oooc:=SUM([.F35:.H3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8</text:p>
          </table:table-cell>
          <table:table-cell table:style-name="ce7" office:value-type="string">
            <text:p>Sonstiges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8.1</text:p>
          </table:table-cell>
          <table:table-cell office:value-type="string">
            <text:p>Faktor IPS Produktdefinition als Eclispe Produk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38:.H3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2">
          <table:table-cell office:value-type="string">
            <text:p>8.2</text:p>
          </table:table-cell>
          <table:table-cell office:value-type="string">
            <text:p>Zusammenhang Bausteine / Tabellen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ooc:=SUM([.F39:.H39]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Verwendung in Formeln, Codegenerator (Jörg)</text:p>
          </table:table-cell>
          <table:table-cell table:number-columns-repeated="245"/>
        </table:table-row>
        <table:table-row table:style-name="ro2">
          <table:table-cell office:value-type="string">
            <text:p>8.3</text:p>
          </table:table-cell>
          <table:table-cell office:value-type="string">
            <text:p>Anzeige Dateien im Produkt-Explor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SUM([.F40:.H40])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Handling für Öffnen der Dateien muss noch geklärt werden. Systemeditor vs. Defaulteditor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8.4</text:p>
          </table:table-cell>
          <table:table-cell table:style-name="ce5" office:value-type="string">
            <text:p>Runtime ID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formula="oooc:=SUM([.F41:.H41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5" office:value-type="string">
            <text:p>8.5</text:p>
          </table:table-cell>
          <table:table-cell table:style-name="ce5" office:value-type="string">
            <text:p>Koordinat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ooc:=SUM([.F42:.H42])" office:value-type="float" office:value="2">
            <text:p>2</text:p>
          </table:table-cell>
          <table:table-cell table:style-name="ce5"/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5" table:number-columns-repeated="6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Summe</text:p>
          </table:table-cell>
          <table:table-cell table:style-name="ce8" table:formula="oooc:=SUM([.C7:.C44])" office:value-type="float" office:value="310">
            <text:p>310</text:p>
          </table:table-cell>
          <table:table-cell table:style-name="ce8" table:formula="oooc:=SUM([.D7:.D44])" office:value-type="float" office:value="97">
            <text:p>97</text:p>
          </table:table-cell>
          <table:table-cell table:formula="oooc:=SUM([.F45:.H45])" office:value-type="float" office:value="215.6875">
            <text:p>215,69</text:p>
          </table:table-cell>
          <table:table-cell table:style-name="ce8" table:formula="oooc:=SUM([.F7:.F44])" office:value-type="float" office:value="70">
            <text:p>70</text:p>
          </table:table-cell>
          <table:table-cell table:style-name="ce8" table:formula="oooc:=SUM([.G7:.G44])" office:value-type="float" office:value="75.5625">
            <text:p>75,56</text:p>
          </table:table-cell>
          <table:table-cell table:style-name="ce8" table:formula="oooc:=SUM([.H7:.H44])" office:value-type="float" office:value="70.125">
            <text:p>70,13</text:p>
          </table:table-cell>
          <table:table-cell table:style-name="ce8" table:number-columns-repeated="2"/>
          <table:table-cell office:value-type="string">
            <text:p>?</text:p>
          </table:table-cell>
          <table:table-cell table:number-columns-repeated="245"/>
        </table:table-row>
        <table:table-row table:style-name="ro2">
          <table:table-cell table:style-name="Default"/>
          <table:table-cell table:style-name="ce9" office:value-type="string">
            <text:p>Gesamtaufwand seid August</text:p>
          </table:table-cell>
          <table:table-cell table:style-name="ce9" table:formula="oooc:=SUM([.F45:.P45])" office:value-type="float" office:value="215.6875">
            <text:p>215,69</text:p>
          </table:table-cell>
          <table:table-cell table:style-name="ce9"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0" office:value-type="string">
            <text:p>Restaufwand</text:p>
          </table:table-cell>
          <table:table-cell table:style-name="ce13" table:formula="oooc:=310-[.C46]" office:value-type="float" office:value="94.3125">
            <text:p>94,31</text:p>
          </table:table-cell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6"/>
          <table:table-cell/>
          <table:table-cell table:formula="oooc:=40" office:value-type="float" office:value="40">
            <text:p>40</text:p>
          </table:table-cell>
          <table:table-cell table:number-columns-repeated="248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1"/>
          <table:table-cell table:style-name="Default" table:number-columns-repeated="4"/>
          <table:table-cell table:number-columns-repeated="250"/>
        </table:table-row>
        <table:table-row table:style-name="ro2" table:number-rows-repeated="7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6">16.11.2006</text:date>, <text:time>15:09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08T10:52:32</meta:creation-date>
    <dc:creator>Jan Ortmann</dc:creator>
    <dc:date>2006-11-16T15:09:07</dc:date>
    <meta:print-date>1601-01-01T02:06:31</meta:print-date>
    <dc:language>de-DE</dc:language>
    <meta:editing-cycles>21</meta:editing-cycles>
    <meta:editing-duration>PT6H40M55S</meta:editing-duration>
    <meta:user-defined meta:name="Info 1"/>
    <meta:user-defined meta:name="Info 2"/>
    <meta:user-defined meta:name="Info 3"/>
    <meta:user-defined meta:name="Info 4"/>
    <meta:document-statistic meta:table-count="1" meta:cell-count="181"/>
  </office:meta>
</office:document-meta>
</file>